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3"/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Standard"/>
      <text:p text:style-name="Standard"><text:span text:style-name="T1">Use Case 1:</text:span> User Hosting Server For Game Start</text:p>
      <text:p text:style-name="P2">Use Steps: </text:p>
      <text:list xml:id="list1720202252598943385" text:style-name="L1">
        <text:list-item>
          <text:p text:style-name="P3">User starts game application</text:p>
        </text:list-item>
        <text:list-item>
          <text:p text:style-name="P3">User selects network and host networked game</text:p>
        </text:list-item>
        <text:list-item>
          <text:p text:style-name="P3">System responds with a spawned dialog window</text:p>
        </text:list-item>
        <text:list-item>
          <text:p text:style-name="P3">User inputs desired values for hosting</text:p>
        </text:list-item>
        <text:list-item>
          <text:p text:style-name="P3">System creates a server that accepts incoming user connections</text:p>
        </text:list-item>
        <text:list-item>
          <text:p text:style-name="P3">User waits for incoming connections to be established by the system</text:p>
        </text:list-item>
        <text:list-item>
          <text:p text:style-name="P3">When all clients have been connected user starts game</text:p>
        </text:list-item>
      </text:list>
      <text:p text:style-name="P2"/>
      <text:p text:style-name="P2">Use Case 2: <text:span text:style-name="T2">User connecting to a pending game</text:span></text:p>
      <text:p text:style-name="P2">Use Steps:</text:p>
      <text:list xml:id="list1511718692133683033" text:style-name="L2">
        <text:list-item>
          <text:p text:style-name="P4">User selects join game from networking menu</text:p>
        </text:list-item>
        <text:list-item>
          <text:p text:style-name="P4">System provides user with new frame for data entry</text:p>
        </text:list-item>
        <text:list-item>
          <text:p text:style-name="P4">User inputs the connection details needed</text:p>
        </text:list-item>
        <text:list-item>
          <text:p text:style-name="P4">After validation, system starts the game</text:p>
        </text:list-item>
      </text:list>
      <text:p text:style-name="P2"/>
      <text:p text:style-name="Standard"><text:span text:style-name="T1">Use Case 3:</text:span> Game Starting</text:p>
      <text:p text:style-name="P2">Use Steps:</text:p>
      <text:list xml:id="list2551186247043446024" text:style-name="L3">
        <text:list-item>
          <text:p text:style-name="P6">User starts the game application</text:p>
        </text:list-item>
        <text:list-item>
          <text:p text:style-name="P6">System responds with the opening screen, waiting for next user input</text:p>
        </text:list-item>
        <text:list-item>
          <text:p text:style-name="P6">User selects to start a new game and selects to either host or join a new game</text:p>
        </text:list-item>
        <text:list-item>
          <text:p text:style-name="P6">System displays appropriate window</text:p>
        </text:list-item>
        <text:list-item>
          <text:p text:style-name="P6">User inputs valid data into the fields given</text:p>
        </text:list-item>
        <text:list-item>
          <text:p text:style-name="P6">System checks data and continues if valid data has been entered</text:p>
        </text:list-item>
      </text:list>
      <text:p text:style-name="Standard"><text:tab/>a. If user selects to host game then direct to use case 1</text:p>
      <text:p text:style-name="Standard"><text:tab/>b. If user selects to join a game then direct to use case 2</text:p>
      <text:p text:style-name="Standard"/>
      <text:p text:style-name="P2">Use Case 4: <text:span text:style-name="T2">Player Attempting To Hide</text:span></text:p>
      <text:p text:style-name="P2">Use Steps:</text:p>
      <text:list xml:id="list5031695874997217927" text:style-name="L4">
        <text:list-item>
          <text:p text:style-name="P5">User starts their turn and is unhidden if the are currently hidden</text:p>
        </text:list-item>
        <text:list-item>
          <text:p text:style-name="P5">User selects hide from the available list</text:p>
        </text:list-item>
        <text:list-item>
          <text:p text:style-name="P5">System adds hide to the player's current move list</text:p>
        </text:list-item>
        <text:list-item>
          <text:p text:style-name="P5">Once all commands have been entered, user selects to start their turn</text:p>
        </text:list-item>
        <text:list-item>
          <text:p text:style-name="P5">When move command is processed, player attempts to hid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7T16:44:22.46</meta:creation-date>
    <dc:date>2015-02-11T00:53:33.25</dc:date>
    <meta:editing-duration>PT1H23M20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33" meta:word-count="277" meta:character-count="1487"/>
  </office:meta>
</office:document-meta>
</file>